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5.7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5cm" svg:height="1.27cm" svg:x="3.54cm" svg:y="2.905cm">
          <draw:text-box>
            <text:p><text:span text:style-name="T1">quizzes</text:span> = Load server quizzes.json</text:p>
          </draw:text-box>
        </draw:frame>
        <draw:frame draw:style-name="gr2" draw:text-style-name="P1" draw:layer="layout" svg:width="6.985cm" svg:height="2.54cm" svg:x="3.54cm" svg:y="3.857cm">
          <draw:text-box>
            <text:p><text:span text:style-name="T1">button click</text:span></text:p>
            <text:p><text:span text:style-name="T1">GetRandomQuiz</text:span> middleware</text:p>
          </draw:text-box>
        </draw:frame>
        <draw:frame draw:style-name="gr2" draw:text-style-name="P1" draw:layer="layout" svg:width="6.985cm" svg:height="3.806cm" svg:x="3.54cm" svg:y="7.032cm">
          <draw:text-box>
            <text:p><text:span text:style-name="T1">submitAnswer</text:span></text:p>
            <text:p>wait for submit</text:p>
            <text:p>Send json to server with id quiz and answer</text:p>
          </draw:text-box>
        </draw:frame>
        <draw:frame draw:style-name="gr3" draw:text-style-name="P1" draw:layer="layout" svg:width="12.065cm" svg:height="6.033cm" svg:x="3.54cm" svg:y="12.112cm">
          <draw:text-box>
            <text:p><text:span text:style-name="T1">checkCorrectAnswer </text:span></text:p>
            <text:p>middleware</text:p>
            <text:p>req = data</text:p>
            <text:p>for i in quizzes{</text:p>
            <text:p text:style-name="P2"><text:span text:style-name="T2">If data[i].id = </text:span><text:span text:style-name="T1">quizzes.id</text:span><text:span text:style-name="T3">{</text:span></text:p>
            <text:p text:style-name="P2"><text:span text:style-name="T3">If data[i].answer == </text:span><text:span text:style-name="T3">quizzes.correct {</text:span></text:p>
            <text:p text:style-name="P2"><text:span text:style-name="T3"/></text:p>
            <text:p>Send True or False</text:p>
          </draw:text-box>
        </draw:frame>
        <draw:frame draw:style-name="gr4" draw:text-style-name="P1" draw:layer="layout" svg:width="16.828cm" svg:height="9.494cm" svg:x="3.54cm" svg:y="18.493cm">
          <draw:text-box>
            <text:p><text:span text:style-name="T1">updateResults </text:span></text:p>
            <text:p>middleware</text:p>
            <text:p>req = True/False</text:p>
            <text:p><text:span text:style-name="T3">document.getElementByI</text:span><text:span text:style-name="T3">d('container').innerHTML </text:span><text:span text:style-name="T3">= 'correct'</text:span></text:p>
            <text:p><text:span text:style-name="T3">else {</text:span></text:p>
            <text:p><text:span text:style-name="T3">document.getElementByI</text:span><text:span text:style-name="T3">d('container').innerHTML </text:span><text:span text:style-name="T3">= wrong'}</text:span></text:p>
            <text:p text:style-name="P2"><text:span text:style-name="T3"/></text:p>
            <text:p text:style-name="P2"><text:span text:style-name="T3"/></text:p>
            <text:p><text:span text:style-name="T1">wait </text:span>for button click <text:span text:style-name="T1">GetRandomQui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23:00:52.472576530</meta:creation-date>
    <meta:generator>LibreOffice/7.2.3.2$Linux_X86_64 LibreOffice_project/20$Build-2</meta:generator>
    <dc:date>2022-01-13T23:10:50.168430095</dc:date>
    <meta:editing-duration>PT9M58S</meta:editing-duration>
    <meta:editing-cycles>2</meta:editing-cycles>
    <meta:document-statistic meta:object-count="5"/>
  </office:meta>
</office:document-meta>
</file>